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22685*"/>
    </style:style>
    <style:style style:name="Table5.B" style:family="table-column">
      <style:table-column-properties style:rel-column-width="9242*"/>
    </style:style>
    <style:style style:name="Table5.C" style:family="table-column">
      <style:table-column-properties style:rel-column-width="5881*"/>
    </style:style>
    <style:style style:name="Table5.D" style:family="table-column">
      <style:table-column-properties style:rel-column-width="12602*"/>
    </style:style>
    <style:style style:name="Table5.E" style:family="table-column">
      <style:table-column-properties style:rel-column-width="15123*"/>
    </style:style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7447*"/>
    </style:style>
    <style:style style:name="Table6.B" style:family="table-column">
      <style:table-column-properties style:rel-column-width="14149*"/>
    </style:style>
    <style:style style:name="Table6.C" style:family="table-column">
      <style:table-column-properties style:rel-column-width="10426*"/>
    </style:style>
    <style:style style:name="Table6.D" style:family="table-column">
      <style:table-column-properties style:rel-column-width="15639*"/>
    </style:style>
    <style:style style:name="Table6.E" style:family="table-column">
      <style:table-column-properties style:rel-column-width="17873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Module Name</text:p>
      <text:p text:style-name="Author">Module Coordinator Name</text:p>
      <text:p text:style-name="Date">2026-02-01</text:p>
      <text:p text:style-name="Text_20_body"><text:span text:style-name="T1">Table of Contents</text:span></text:p>
      <text:p text:style-name="Text_20_body">INTRODUCTION</text:p>
      <text:p text:style-name="Text_20_body"><text:s text:c="3"/>Welcome</text:p>
      <text:p text:style-name="Text_20_body"><text:s text:c="3"/>Educational Approach</text:p>
      <text:p text:style-name="Text_20_body"><text:s text:c="3"/>Responsibilities of the Student</text:p>
      <text:p text:style-name="Text_20_body">ADMINISTRATIVE INFORMATION</text:p>
      <text:p text:style-name="Text_20_body"><text:s text:c="3"/>Communication Channels</text:p>
      <text:p text:style-name="Text_20_body"><text:s text:c="3"/>Contact Details</text:p>
      <text:p text:style-name="Text_20_body">MODULE INFORMATION</text:p>
      <text:p text:style-name="Text_20_body"><text:s text:c="3"/>Module Description and Purpose</text:p>
      <text:p text:style-name="Text_20_body"><text:s text:c="3"/>Assumed Knowledge and Skills</text:p>
      <text:p text:style-name="Text_20_body"><text:s text:c="3"/>NQF Level, Credits and Notional Hours</text:p>
      <text:p text:style-name="Text_20_body"><text:s text:c="3"/>Articulation with Other Modules</text:p>
      <text:p text:style-name="Text_20_body"><text:s text:c="3"/>Module Learning Outcomes</text:p>
      <text:p text:style-name="Text_20_body"><text:s text:c="3"/>Module Structure and Content</text:p>
      <text:p text:style-name="Text_20_body">4. PROFESSIONAL BODY REQUIREMENTS</text:p>
      <text:p text:style-name="Text_20_body">5. TEACHING &amp; LEARNING DETAILS</text:p>
      <text:p text:style-name="Text_20_body"><text:s text:c="3"/>Overview of Learning Activities</text:p>
      <text:p text:style-name="Text_20_body"><text:s text:c="3"/>Weekly Schedule</text:p>
      <text:p text:style-name="Text_20_body">6. LEARNING RESOURCES</text:p>
      <text:p text:style-name="Text_20_body"><text:s text:c="3"/>Prescribed Resources</text:p>
      <text:p text:style-name="Text_20_body"><text:s text:c="3"/>Recommended Resources</text:p>
      <text:p text:style-name="Text_20_body">7. ASSESSMENT GUIDELINES</text:p>
      <text:p text:style-name="Text_20_body"><text:s text:c="3"/>Assessment Overview and Matrix</text:p>
      <text:p text:style-name="Text_20_body"><text:s text:c="3"/>Assessment Rules and Policies</text:p>
      <text:p text:style-name="Text_20_body"><text:s text:c="3"/>Assessment Criteria</text:p>
      <text:p text:style-name="Text_20_body">8. REFERENCING STYLE</text:p>
      <text:p text:style-name="Text_20_body">9. INFORMATION ABOUT TURNITIN</text:p>
      <text:p text:style-name="Text_20_body">10. SUPPORT SERVICES &amp; RESOURCES</text:p>
      <text:p text:style-name="Text_20_body"><text:s text:c="3"/>The Library</text:p>
      <text:p text:style-name="Text_20_body"><text:s text:c="3"/>Emthonjeni - Fountain of Student Wellness</text:p>
      <text:p text:style-name="Text_20_body">11. GLOSSARY OF INSTRUCTION WORDS</text:p>
      <text:p text:style-name="Horizontal_20_Line"/>
      <text:p text:style-name="First_20_paragraph"><text:span text:style-name="T1">Nelson Mandela University</text:span></text:p>
      <text:p text:style-name="Text_20_body"><text:span text:style-name="T1">Faculty of Science</text:span></text:p>
      <text:p text:style-name="Text_20_body"><text:span text:style-name="T1">Module Code:</text:span> MODULE CODE</text:p>
      <text:p text:style-name="Horizontal_20_Line"/>
      <text:p text:style-name="First_20_paragraph">By: Module Coordinator Name</text:p>
      <text:p text:style-name="Text_20_body">2026-02-01</text:p>
      <text:p text:style-name="Horizontal_20_Line"/>
      <text:h text:style-name="Heading_20_1" text:outline-level="1"><text:bookmark-start text:name="introduction"/>1. INTRODUCTION<text:bookmark-end text:name="introduction"/></text:h>
      <text:h text:style-name="Heading_20_2" text:outline-level="2"><text:bookmark-start text:name="welcome"/>1.1 Welcome<text:bookmark-end text:name="welcome"/></text:h>
      <text:p text:style-name="First_20_paragraph">Dear Student,</text:p>
      <text:p text:style-name="Text_20_body">Welcome to <text:span text:style-name="Source_Text">{Module Name}</text:span>. This learner guide is designed to support you throughout the semester by providing you with essential information about the module, including its aims, learning outcomes, assessment schedule, and learning resources.</text:p>
      <text:p text:style-name="CustomBlockLearningOutcome"><text:span text:style-name="T1">Learning Outcome:</text:span></text:p>
      <text:p text:style-name="CustomBlockLearningOutcome">After reading this guide, you will understand: - The module’s purpose and how it fits into your programme - What is expected of you as a student - How you will be assessed - The resources available to support your learning</text:p>
      <text:h text:style-name="Heading_20_2" text:outline-level="2"><text:bookmark-start text:name="educational-approach"/>1.2 Educational Approach<text:bookmark-end text:name="educational-approach"/></text:h>
      <text:p text:style-name="First_20_paragraph">This module is underpinned by the principle of constructive alignment (Biggs), meaning that learning activities, assessments, and outcomes are carefully aligned to promote deep learning and critical thinking.</text:p>
      <text:h text:style-name="Heading_20_2" text:outline-level="2"><text:bookmark-start text:name="responsibilities-of-the-student"/>1.3 Responsibilities of the Student<text:bookmark-end text:name="responsibilities-of-the-student"/></text:h>
      <text:p text:style-name="First_20_paragraph">You are expected to:</text:p>
      <text:list text:style-name="L1">
        <text:list-item>
          <text:p text:style-name="P1">Attend all scheduled classes and participate actively</text:p>
        </text:list-item>
        <text:list-item>
          <text:p text:style-name="P1">Prepare for sessions by completing prescribed readings and activities</text:p>
        </text:list-item>
        <text:list-item>
          <text:p text:style-name="P1">Engage with online platforms (e.g., Moodle/SharePoint)</text:p>
        </text:list-item>
        <text:list-item>
          <text:p text:style-name="P1">Submit assessments by the stipulated deadlines</text:p>
        </text:list-item>
        <text:list-item>
          <text:p text:style-name="P1">Familiarise yourself with institutional, faculty, and departmental rules</text:p>
        </text:list-item>
      </text:list>
      <text:p text:style-name="CustomBlockImportant"><text:span text:style-name="T1">Important:</text:span></text:p>
      <text:p text:style-name="CustomBlockImportant"><text:span text:style-name="T1">Attendance Requirement:</text:span> Regular attendance is essential for success in this module. Missing more than 20% of classes may result in a DP (Duly Performed) refusal.</text:p>
      <text:h text:style-name="Heading_20_1" text:outline-level="1"><text:bookmark-start text:name="admin"/>ADMINISTRATIVE INFORMATION<text:bookmark-end text:name="admin"/></text:h>
      <text:h text:style-name="Heading_20_2" text:outline-level="2"><text:bookmark-start text:name="communication-channels"/>1.4 Communication Channels<text:bookmark-end text:name="communication-channels"/></text:h>
      <text:p text:style-name="First_20_paragraph">All communication relating to this module will take place through:</text:p>
      <text:list text:style-name="L2">
        <text:list-item>
          <text:p text:style-name="P2"><text:span text:style-name="T1">Moodle</text:span>: Course announcements, resources, and discussion forums</text:p>
        </text:list-item>
        <text:list-item>
          <text:p text:style-name="P2"><text:span text:style-name="T1">Mandela University Email</text:span>: Official communications</text:p>
        </text:list-item>
      </text:list>
      <text:p text:style-name="CustomBlockTip"><text:span text:style-name="T1">Tip:</text:span></text:p>
      <text:p text:style-name="CustomBlockTip"><text:span text:style-name="T1">Tip:</text:span> Check your Mandela University email daily. All official communication will be sent to this address.</text:p>
      <text:h text:style-name="Heading_20_2" text:outline-level="2"><text:bookmark-start text:name="contact-details"/>1.5 Contact Details<text:bookmark-end text:name="contact-details"/></text:h>
      <text:p text:style-name="First_20_paragraph"><text:span text:style-name="T1">Module Coordinator:</text:span> <text:span text:style-name="Source_Text">{Name}</text:span></text:p>
      <text:p text:style-name="Text_20_body"><text:span text:style-name="T1">Office Location:</text:span> <text:span text:style-name="Source_Text">{Building and Room Number}</text:span></text:p>
      <text:p text:style-name="Text_20_body"><text:span text:style-name="T1">Office Hours:</text:span> <text:span text:style-name="Source_Text">{Days and Times}</text:span></text:p>
      <text:p text:style-name="Text_20_body"><text:span text:style-name="T1">Email:</text:span> <text:span text:style-name="Source_Text">{Email Address}</text:span></text:p>
      <text:p text:style-name="Text_20_body"><text:span text:style-name="T1">Telephone:</text:span> <text:span text:style-name="Source_Text">{Number}</text:span></text:p>
      <text:h text:style-name="Heading_20_1" text:outline-level="1"><text:bookmark-start text:name="module-info"/>MODULE INFORMATION<text:bookmark-end text:name="module-info"/></text:h>
      <text:h text:style-name="Heading_20_2" text:outline-level="2"><text:bookmark-start text:name="module-description-and-purpose"/>1.6 Module Description and Purpose<text:bookmark-end text:name="module-description-and-purpose"/></text:h>
      <text:p text:style-name="First_20_paragraph">This module aims to <text:span text:style-name="Source_Text">{brief description aligned to yearbook}</text:span>. It contributes to the programme by developing your knowledge, skills, and competencies in <text:span text:style-name="Source_Text">{specific area}</text:span>.</text:p>
      <text:p text:style-name="CustomBlockKeyPoint"><text:span text:style-name="T1">Key Point:</text:span></text:p>
      <text:p text:style-name="CustomBlockKeyPoint"><text:span text:style-name="T1">Module Focus:</text:span> This module emphasizes practical application of theoretical concepts through hands-on activities and real-world examples.</text:p>
      <text:h text:style-name="Heading_20_2" text:outline-level="2"><text:bookmark-start text:name="assumed-knowledge-and-skills"/>1.7 Assumed Knowledge and Skills<text:bookmark-end text:name="assumed-knowledge-and-skills"/></text:h>
      <text:p text:style-name="First_20_paragraph">On entering this module, you are expected to have:</text:p>
      <text:list text:style-name="L3">
        <text:list-item>
          <text:p text:style-name="P3">Foundational knowledge relevant to the discipline</text:p>
        </text:list-item>
        <text:list-item>
          <text:p text:style-name="P3">Basic academic literacy and digital skills</text:p>
        </text:list-item>
        <text:list-item>
          <text:p text:style-name="P3">Willingness to engage in independent and collaborative learning</text:p>
        </text:list-item>
      </text:list>
      <text:h text:style-name="Heading_20_2" text:outline-level="2"><text:bookmark-start text:name="nqf-level-credits-and-notional-hours"/>1.8 NQF Level, Credits and Notional Hours<text:bookmark-end text:name="nqf-level-credits-and-notional-hours"/></text:h>
      <text:p text:style-name="TableCaption">Module Information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Attribute</text:p>
            </table:table-cell>
            <table:table-cell table:style-name="TableHeaderRowCell" office:value-type="string">
              <text:p text:style-name="Table_20_Heading">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Module Code</text:p>
          </table:table-cell>
          <table:table-cell table:style-name="TableRowCell" office:value-type="string">
            <text:p text:style-name="Table_20_Contents"><text:span text:style-name="Source_Text">{Module Code}</text:span></text:p>
          </table:table-cell>
        </table:table-row>
        <table:table-row>
          <table:table-cell table:style-name="TableRowCell" office:value-type="string">
            <text:p text:style-name="Table_20_Contents">Module Name</text:p>
          </table:table-cell>
          <table:table-cell table:style-name="TableRowCell" office:value-type="string">
            <text:p text:style-name="Table_20_Contents"><text:span text:style-name="Source_Text">{Module Name}</text:span></text:p>
          </table:table-cell>
        </table:table-row>
        <table:table-row>
          <table:table-cell table:style-name="TableRowCell" office:value-type="string">
            <text:p text:style-name="Table_20_Contents">NQF Level</text:p>
          </table:table-cell>
          <table:table-cell table:style-name="TableRowCell" office:value-type="string">
            <text:p text:style-name="Table_20_Contents"><text:span text:style-name="Source_Text">{Level}</text:span></text:p>
          </table:table-cell>
        </table:table-row>
        <table:table-row>
          <table:table-cell table:style-name="TableRowCell" office:value-type="string">
            <text:p text:style-name="Table_20_Contents">Credits</text:p>
          </table:table-cell>
          <table:table-cell table:style-name="TableRowCell" office:value-type="string">
            <text:p text:style-name="Table_20_Contents"><text:span text:style-name="Source_Text">{Credits}</text:span></text:p>
          </table:table-cell>
        </table:table-row>
        <table:table-row>
          <table:table-cell table:style-name="TableRowCell" office:value-type="string">
            <text:p text:style-name="Table_20_Contents">Notional Hours</text:p>
          </table:table-cell>
          <table:table-cell table:style-name="TableRowCell" office:value-type="string">
            <text:p text:style-name="Table_20_Contents"><text:span text:style-name="Source_Text">{Hours}</text:span></text:p>
          </table:table-cell>
        </table:table-row>
      </table:table>
      <text:h text:style-name="Heading_20_2" text:outline-level="2"><text:bookmark-start text:name="articulation-with-other-modules"/>1.9 Articulation with Other Modules<text:bookmark-end text:name="articulation-with-other-modules"/></text:h>
      <text:p text:style-name="First_20_paragraph">This module:</text:p>
      <text:list text:style-name="L4">
        <text:list-item>
          <text:p text:style-name="P4"><text:span text:style-name="T1">Pre-requisites:</text:span> <text:span text:style-name="Source_Text">{if applicable}</text:span></text:p>
        </text:list-item>
        <text:list-item>
          <text:p text:style-name="P4"><text:span text:style-name="T1">Co-requisites:</text:span> <text:span text:style-name="Source_Text">{if applicable}</text:span></text:p>
        </text:list-item>
        <text:list-item>
          <text:p text:style-name="P4"><text:span text:style-name="T1">Is a pre-requisite for:</text:span> <text:span text:style-name="Source_Text">{if applicable}</text:span></text:p>
        </text:list-item>
        <text:list-item>
          <text:p text:style-name="P4"><text:span text:style-name="T1">Forms part of:</text:span> <text:span text:style-name="Source_Text">{year/semester} of the {{programme name}}</text:span></text:p>
        </text:list-item>
      </text:list>
      <text:h text:style-name="Heading_20_2" text:outline-level="2"><text:bookmark-start text:name="module-learning-outcomes"/>1.10 Module Learning Outcomes<text:bookmark-end text:name="module-learning-outcomes"/></text:h>
      <text:p text:style-name="First_20_paragraph">On successful completion of this module, you will be able to:</text:p>
      <text:p text:style-name="CustomBlockLearningOutcome"><text:span text:style-name="T1">Learning Outcome:</text:span></text:p>
      <text:list text:style-name="L5">
        <text:list-item>
          <text:p text:style-name="P5"><text:span text:style-name="Source_Text">{Outcome 1 - knowledge-based}</text:span></text:p>
        </text:list-item>
        <text:list-item>
          <text:p text:style-name="P5"><text:span text:style-name="Source_Text">{Outcome 2 - skill-based}</text:span></text:p>
        </text:list-item>
        <text:list-item>
          <text:p text:style-name="P5"><text:span text:style-name="Source_Text">{Outcome 3 - application-based}</text:span></text:p>
        </text:list-item>
        <text:list-item>
          <text:p text:style-name="P5"><text:span text:style-name="Source_Text">{Outcome 4 - critical thinking}</text:span></text:p>
        </text:list-item>
        <text:list-item>
          <text:p text:style-name="P5"><text:span text:style-name="Source_Text">{Outcome 5 - professional practice}</text:span></text:p>
        </text:list-item>
      </text:list>
      <text:p text:style-name="First_20_paragraph">These outcomes are aligned to programme outcomes and graduate attributes.</text:p>
      <text:h text:style-name="Heading_20_2" text:outline-level="2"><text:bookmark-start text:name="module-structure-and-content"/>1.11 Module Structure and Content<text:bookmark-end text:name="module-structure-and-content"/></text:h>
      <text:p text:style-name="First_20_paragraph">The module is structured around <text:span text:style-name="Source_Text">{number}</text:span> main themes/topics:</text:p>
      <text:p text:style-name="TableCaption">Module Structure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Dur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Topic 1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2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3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4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</table:table>
      <text:h text:style-name="Heading_20_1" text:outline-level="1"><text:bookmark-start text:name="professional"/>4. PROFESSIONAL BODY REQUIREMENTS<text:bookmark-end text:name="professional"/></text:h>
      <text:p text:style-name="CustomBlockAlert"><text:span text:style-name="T1">Alert:</text:span></text:p>
      <text:p text:style-name="CustomBlockAlert"><text:span text:style-name="T1">Where applicable:</text:span> This module complies with the requirements of <text:span text:style-name="Source_Text">{Professional Body}</text:span>.</text:p>
      <text:p text:style-name="CustomBlockAlert">All learning outcomes and assessments are aligned to the professional standards set by <text:span text:style-name="Source_Text">{Professional Body}</text:span>.</text:p>
      <text:h text:style-name="Heading_20_1" text:outline-level="1"><text:bookmark-start text:name="teaching"/>5. TEACHING &amp; LEARNING DETAILS<text:bookmark-end text:name="teaching"/></text:h>
      <text:h text:style-name="Heading_20_2" text:outline-level="2"><text:bookmark-start text:name="overview-of-learning-activities"/>1.12 Overview of Learning Activities<text:bookmark-end text:name="overview-of-learning-activities"/></text:h>
      <text:p text:style-name="First_20_paragraph">Your learning in this module will involve a range of activities including:</text:p>
      <text:list text:style-name="L6">
        <text:list-item>
          <text:p text:style-name="P6"><text:span text:style-name="T1">Lectures</text:span> (face-to-face / online)</text:p>
        </text:list-item>
        <text:list-item>
          <text:p text:style-name="P6"><text:span text:style-name="T1">Tutorials</text:span> and discussions</text:p>
        </text:list-item>
        <text:list-item>
          <text:p text:style-name="P6"><text:span text:style-name="T1">Practical or applied tasks</text:span></text:p>
        </text:list-item>
        <text:list-item>
          <text:p text:style-name="P6"><text:span text:style-name="T1">Independent and group work</text:span></text:p>
        </text:list-item>
        <text:list-item>
          <text:p text:style-name="P6"><text:span text:style-name="T1">Online activities</text:span> via Moodle</text:p>
        </text:list-item>
      </text:list>
      <text:p text:style-name="First_20_paragraph"><text:span text:style-name="T1">Primary learning mode:</text:span> <text:span text:style-name="Source_Text">{Face-to-face / Online / Blended}</text:span></text:p>
      <text:h text:style-name="Heading_20_2" text:outline-level="2"><text:bookmark-start text:name="weekly-schedule"/>1.13 Weekly Schedule<text:bookmark-end text:name="weekly-schedule"/></text:h>
      <text:p text:style-name="TableCaption">Weekly Schedule and Assessment Pla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HeaderRowCell" office:value-type="string">
              <text:p text:style-name="P7">Week</text:p>
            </table:table-cell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Learning.Activities</text:p>
            </table:table-cell>
            <table:table-cell table:style-name="TableHeaderRowCell" office:value-type="string">
              <text:p text:style-name="Table_20_Heading">Assessment</text:p>
            </table:table-cell>
          </table:table-row>
        </table:table-header-rows>
        <table:table-row>
          <table:table-cell table:style-name="TableRowCell" office:value-type="string">
            <text:p text:style-name="P8">1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Discussion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2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Workshop, Group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3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Case Studie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4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ab Session, Design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5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Demonstration, Practic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6</text:p>
          </table:table-cell>
          <table:table-cell table:style-name="TableRowCell" office:value-type="string">
            <text:p text:style-name="Table_20_Contents"><text:span text:style-name="T1">Test 1</text:span>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Test 1 (15%)</text:p>
          </table:table-cell>
        </table:table-row>
        <table:table-row>
          <table:table-cell table:style-name="TableRowCell" office:value-type="string">
            <text:p text:style-name="P8">7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Computer Lab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8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Problem Se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9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Problem Se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0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Workshop, Writing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1</text:p>
          </table:table-cell>
          <table:table-cell table:style-name="TableRowCell" office:value-type="string">
            <text:p text:style-name="Table_20_Contents"><text:span text:style-name="T1">Project Due</text:span>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Project (25%)</text:p>
          </table:table-cell>
        </table:table-row>
        <table:table-row>
          <table:table-cell table:style-name="TableRowCell" office:value-type="string">
            <text:p text:style-name="P8">12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Student Presentation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3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Seminar, Case Discussion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4</text:p>
          </table:table-cell>
          <table:table-cell table:style-name="TableRowCell" office:value-type="string">
            <text:p text:style-name="Table_20_Contents">Review</text:p>
          </table:table-cell>
          <table:table-cell table:style-name="TableRowCell" office:value-type="string">
            <text:p text:style-name="Table_20_Contents">Review Session</text:p>
          </table:table-cell>
          <table:table-cell table:style-name="TableRowCell" office:value-type="string">
    </table:table-cell>
        </table:table-row>
      </table:table>
      <text:p text:style-name="CustomBlockActivity"><text:span text:style-name="T1">Activity:</text:span></text:p>
      <text:p text:style-name="CustomBlockActivity"><text:span text:style-name="T1">Activity:</text:span> Complete the weekly readings before class. Active participation in discussions is expected and will contribute to your class mark.</text:p>
      <text:h text:style-name="Heading_20_1" text:outline-level="1"><text:bookmark-start text:name="resources"/>6. LEARNING RESOURCES<text:bookmark-end text:name="resources"/></text:h>
      <text:h text:style-name="Heading_20_2" text:outline-level="2"><text:bookmark-start text:name="prescribed-resources"/>1.14 Prescribed Resources<text:bookmark-end text:name="prescribed-resources"/></text:h>
      <text:h text:style-name="Heading_20_3" text:outline-level="3"><text:bookmark-start text:name="textbook-core-resource"/>1.14.1 Textbook / Core Resource<text:bookmark-end text:name="textbook-core-resource"/></text:h>
      <text:p text:style-name="First_20_paragraph"><text:span text:style-name="Source_Text">{Title}</text:span></text:p>
      <text:list text:style-name="L7">
        <text:list-item>
          <text:p text:style-name="P9"><text:span text:style-name="T1">Author:</text:span> <text:span text:style-name="Source_Text">{Name}</text:span></text:p>
        </text:list-item>
        <text:list-item>
          <text:p text:style-name="P9"><text:span text:style-name="T1">Edition:</text:span> <text:span text:style-name="Source_Text">{Edition}</text:span></text:p>
        </text:list-item>
        <text:list-item>
          <text:p text:style-name="P9"><text:span text:style-name="T1">Publisher:</text:span> <text:span text:style-name="Source_Text">{Publisher}</text:span></text:p>
        </text:list-item>
        <text:list-item>
          <text:p text:style-name="P9"><text:span text:style-name="T1">Year:</text:span> <text:span text:style-name="Source_Text">{Year}</text:span></text:p>
        </text:list-item>
        <text:list-item>
          <text:p text:style-name="P9"><text:span text:style-name="T1">ISBN:</text:span> <text:span text:style-name="Source_Text">{ISBN}</text:span></text:p>
        </text:list-item>
      </text:list>
      <text:h text:style-name="Heading_20_2" text:outline-level="2"><text:bookmark-start text:name="recommended-resources"/>1.15 Recommended Resources<text:bookmark-end text:name="recommended-resources"/></text:h>
      <text:p text:style-name="TableCaption">Weekly Reading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HeaderRowCell" office:value-type="string">
              <text:p text:style-name="P10">Week</text:p>
            </table:table-cell>
            <table:table-cell table:style-name="TableHeaderRowCell" office:value-type="string">
              <text:p text:style-name="Table_20_Heading">Chapter</text:p>
            </table:table-cell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Additional.Reading</text:p>
            </table:table-cell>
          </table:table-row>
        </table:table-header-rows>
        <table:table-row>
          <table:table-cell table:style-name="TableRowCell" office:value-type="string">
            <text:p text:style-name="P11">1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Introduc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2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Foundation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3</text:p>
          </table:table-cell>
          <table:table-cell table:style-name="TableRowCell" office:value-type="string">
            <text:p text:style-name="Table_20_Contents">3-4</text:p>
          </table:table-cell>
          <table:table-cell table:style-name="TableRowCell" office:value-type="string">
            <text:p text:style-name="Table_20_Contents">Core Concept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4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Methodology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5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Data Collec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6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Analysis Basic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7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Advanced Analysi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8</text:p>
          </table:table-cell>
          <table:table-cell table:style-name="TableRowCell" office:value-type="string">
            <text:p text:style-name="Table_20_Contents">9</text:p>
          </table:table-cell>
          <table:table-cell table:style-name="TableRowCell" office:value-type="string">
            <text:p text:style-name="Table_20_Contents">Interpreta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9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Reporting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0</text:p>
          </table:table-cell>
          <table:table-cell table:style-name="TableRowCell" office:value-type="string">
            <text:p text:style-name="Table_20_Contents">11</text:p>
          </table:table-cell>
          <table:table-cell table:style-name="TableRowCell" office:value-type="string">
            <text:p text:style-name="Table_20_Contents">Case Studie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1</text:p>
          </table:table-cell>
          <table:table-cell table:style-name="TableRowCell" office:value-type="string">
            <text:p text:style-name="Table_20_Contents">12</text:p>
          </table:table-cell>
          <table:table-cell table:style-name="TableRowCell" office:value-type="string">
            <text:p text:style-name="Table_20_Contents">Current Trend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2</text:p>
          </table:table-cell>
          <table:table-cell table:style-name="TableRowCell" office:value-type="string">
            <text:p text:style-name="Table_20_Contents">Supplementary</text:p>
          </table:table-cell>
          <table:table-cell table:style-name="TableRowCell" office:value-type="string">
            <text:p text:style-name="Table_20_Contents">Professional Practice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</table:table>
      <text:p text:style-name="CustomBlockNote"><text:span text:style-name="T1">Note:</text:span></text:p>
      <text:p text:style-name="CustomBlockNote"><text:span text:style-name="T1">Access:</text:span> All resources are available via Funda, SharePoint and the University Library.</text:p>
      <text:h text:style-name="Heading_20_1" text:outline-level="1"><text:bookmark-start text:name="assessment"/>7. ASSESSMENT GUIDELINES<text:bookmark-end text:name="assessment"/></text:h>
      <text:h text:style-name="Heading_20_2" text:outline-level="2"><text:bookmark-start text:name="assessment-overview-and-matrix"/>1.16 Assessment Overview and Matrix<text:bookmark-end text:name="assessment-overview-and-matrix"/></text:h>
      <text:p text:style-name="First_20_paragraph"><text:span text:style-name="T1">Total assessment weighting = 100%</text:span></text:p>
      <text:p text:style-name="TableCaption">Assessment Plan (Total: 100%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HeaderRowCell" office:value-type="string">
              <text:p text:style-name="Table_20_Heading">Assessme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Weight</text:p>
            </table:table-cell>
            <table:table-cell table:style-name="TableHeaderRowCell" office:value-type="string">
              <text:p text:style-name="Table_20_Heading">Due.Date</text:p>
            </table:table-cell>
            <table:table-cell table:style-name="TableHeaderRowCell" office:value-type="string">
              <text:p text:style-name="Table_20_Heading">Learning.Outcomes</text:p>
            </table:table-cell>
          </table:table-row>
        </table:table-header-rows>
        <table:table-row>
          <table:table-cell table:style-name="TableRowCell" office:value-type="string">
            <text:p text:style-name="Table_20_Contents">Test 1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15%</text:p>
          </table:table-cell>
          <table:table-cell table:style-name="TableRowCell" office:value-type="string">
            <text:p text:style-name="Table_20_Contents">Week 6</text:p>
          </table:table-cell>
          <table:table-cell table:style-name="TableRowCell" office:value-type="string">
            <text:p text:style-name="Table_20_Contents">LO 1</text:p>
          </table:table-cell>
        </table:table-row>
        <table:table-row>
          <table:table-cell table:style-name="TableRowCell" office:value-type="string">
            <text:p text:style-name="Table_20_Contents">Practical Assignments (x3)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30%</text:p>
          </table:table-cell>
          <table:table-cell table:style-name="TableRowCell" office:value-type="string">
            <text:p text:style-name="Table_20_Contents">Weeks 4, 8, 12</text:p>
          </table:table-cell>
          <table:table-cell table:style-name="TableRowCell" office:value-type="string">
            <text:p text:style-name="Table_20_Contents">LO 2, 3</text:p>
          </table:table-cell>
        </table:table-row>
        <table:table-row>
          <table:table-cell table:style-name="TableRowCell" office:value-type="string">
            <text:p text:style-name="Table_20_Contents">Research Project</text:p>
          </table:table-cell>
          <table:table-cell table:style-name="TableRowCell" office:value-type="string">
            <text:p text:style-name="Table_20_Contents">Group</text:p>
          </table:table-cell>
          <table:table-cell table:style-name="TableRowCell" office:value-type="string">
            <text:p text:style-name="Table_20_Contents">25%</text:p>
          </table:table-cell>
          <table:table-cell table:style-name="TableRowCell" office:value-type="string">
            <text:p text:style-name="Table_20_Contents">Week 11</text:p>
          </table:table-cell>
          <table:table-cell table:style-name="TableRowCell" office:value-type="string">
            <text:p text:style-name="Table_20_Contents">LO 2, 3, 4</text:p>
          </table:table-cell>
        </table:table-row>
        <table:table-row>
          <table:table-cell table:style-name="TableRowCell" office:value-type="string">
            <text:p text:style-name="Table_20_Contents">Final Examination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30%</text:p>
          </table:table-cell>
          <table:table-cell table:style-name="TableRowCell" office:value-type="string">
            <text:p text:style-name="Table_20_Contents">Exam Period</text:p>
          </table:table-cell>
          <table:table-cell table:style-name="TableRowCell" office:value-type="string">
            <text:p text:style-name="Table_20_Contents">All</text:p>
          </table:table-cell>
        </table:table-row>
      </table:table>
      <text:h text:style-name="Heading_20_2" text:outline-level="2"><text:bookmark-start text:name="assessment-rules-and-policies"/>1.17 Assessment Rules and Policies<text:bookmark-end text:name="assessment-rules-and-policies"/></text:h>
      <text:h text:style-name="Heading_20_3" text:outline-level="3"><text:bookmark-start text:name="pass-requirements-and-dp-rules"/>1.17.1 Pass Requirements and DP Rules<text:bookmark-end text:name="pass-requirements-and-dp-rules"/></text:h>
      <text:list text:style-name="L8">
        <text:list-item>
          <text:p text:style-name="P12"><text:span text:style-name="T1">Duly Performed (DP) requirements:</text:span> <text:span text:style-name="Source_Text">{Specify requirements}</text:span></text:p>
        </text:list-item>
        <text:list-item>
          <text:p text:style-name="P12"><text:span text:style-name="T1">Pass mark:</text:span> <text:span text:style-name="Source_Text">{%}</text:span> overall, with minimum <text:span text:style-name="Source_Text">{%}</text:span> in final examination</text:p>
        </text:list-item>
      </text:list>
      <text:h text:style-name="Heading_20_3" text:outline-level="3"><text:bookmark-start text:name="late-submission-penalties"/>1.17.2 Late Submission Penalties<text:bookmark-end text:name="late-submission-penalties"/></text:h>
      <text:list text:style-name="L9">
        <text:list-item>
          <text:p text:style-name="P13">Late submissions will incur a penalty of <text:span text:style-name="Source_Text">{%}</text:span> per day</text:p>
        </text:list-item>
        <text:list-item>
          <text:p text:style-name="P13">Extensions must be requested <text:span text:style-name="Source_Text">{number}</text:span> days before the due date</text:p>
        </text:list-item>
      </text:list>
      <text:h text:style-name="Heading_20_3" text:outline-level="3"><text:bookmark-start text:name="absence-from-assessments"/>1.17.3 Absence from Assessments<text:bookmark-end text:name="absence-from-assessments"/></text:h>
      <text:list text:style-name="L10">
        <text:list-item>
          <text:p text:style-name="P14">Medical certificates required for absence from assessments</text:p>
        </text:list-item>
        <text:list-item>
          <text:p text:style-name="P14">Special assessments will be granted in accordance with university policy</text:p>
        </text:list-item>
      </text:list>
      <text:p text:style-name="CustomBlockWarning"><text:span text:style-name="T1">Warning:</text:span></text:p>
      <text:p text:style-name="CustomBlockWarning"><text:span text:style-name="T1">Important:</text:span> Please refer to Faculty and Institutional Assessment Policies for complete details on assessment procedures, including requirements for supplementary examinations.</text:p>
      <text:h text:style-name="Heading_20_2" text:outline-level="2"><text:bookmark-start text:name="assessment-criteria"/>1.18 Assessment Criteria<text:bookmark-end text:name="assessment-criteria"/></text:h>
      <text:h text:style-name="Heading_20_3" text:outline-level="3"><text:bookmark-start text:name="research-project-rubric"/>1.18.1 Research Project Rubric<text:bookmark-end text:name="research-project-rubric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HeaderRowCell" office:value-type="string">
              <text:p text:style-name="Table_20_Heading">Criteria</text:p>
            </table:table-cell>
            <table:table-cell table:style-name="TableHeaderRowCell" office:value-type="string">
              <text:p text:style-name="Table_20_Heading">Excellent (25-20)</text:p>
            </table:table-cell>
            <table:table-cell table:style-name="TableHeaderRowCell" office:value-type="string">
              <text:p text:style-name="Table_20_Heading">Good (19-15)</text:p>
            </table:table-cell>
            <table:table-cell table:style-name="TableHeaderRowCell" office:value-type="string">
              <text:p text:style-name="Table_20_Heading">Satisfactory (14-10)</text:p>
            </table:table-cell>
            <table:table-cell table:style-name="TableHeaderRowCell" office:value-type="string">
              <text:p text:style-name="Table_20_Heading">Needs Improvement (9-0)</text:p>
            </table:table-cell>
          </table:table-row>
        </table:table-header-rows>
        <table:table-row>
          <table:table-cell table:style-name="TableRowCell" office:value-type="string">
            <text:p text:style-name="Table_20_Contents">Research Design</text:p>
          </table:table-cell>
          <table:table-cell table:style-name="TableRowCell" office:value-type="string">
            <text:p text:style-name="Table_20_Contents">Clear, well-justified design</text:p>
          </table:table-cell>
          <table:table-cell table:style-name="TableRowCell" office:value-type="string">
            <text:p text:style-name="Table_20_Contents">Appropriate design</text:p>
          </table:table-cell>
          <table:table-cell table:style-name="TableRowCell" office:value-type="string">
            <text:p text:style-name="Table_20_Contents">Basic design</text:p>
          </table:table-cell>
          <table:table-cell table:style-name="TableRowCell" office:value-type="string">
            <text:p text:style-name="Table_20_Contents">Flawed design</text:p>
          </table:table-cell>
        </table:table-row>
        <table:table-row>
          <table:table-cell table:style-name="TableRowCell" office:value-type="string">
            <text:p text:style-name="Table_20_Contents">Data Analysis</text:p>
          </table:table-cell>
          <table:table-cell table:style-name="TableRowCell" office:value-type="string">
            <text:p text:style-name="Table_20_Contents">Sophisticated analysis</text:p>
          </table:table-cell>
          <table:table-cell table:style-name="TableRowCell" office:value-type="string">
            <text:p text:style-name="Table_20_Contents">Appropriate methods</text:p>
          </table:table-cell>
          <table:table-cell table:style-name="TableRowCell" office:value-type="string">
            <text:p text:style-name="Table_20_Contents">Basic analysis</text:p>
          </table:table-cell>
          <table:table-cell table:style-name="TableRowCell" office:value-type="string">
            <text:p text:style-name="Table_20_Contents">Incorrect methods</text:p>
          </table:table-cell>
        </table:table-row>
        <table:table-row>
          <table:table-cell table:style-name="TableRowCell" office:value-type="string">
            <text:p text:style-name="Table_20_Contents">Presentation</text:p>
          </table:table-cell>
          <table:table-cell table:style-name="TableRowCell" office:value-type="string">
            <text:p text:style-name="Table_20_Contents">Professional, clear</text:p>
          </table:table-cell>
          <table:table-cell table:style-name="TableRowCell" office:value-type="string">
            <text:p text:style-name="Table_20_Contents">Clear presentation</text:p>
          </table:table-cell>
          <table:table-cell table:style-name="TableRowCell" office:value-type="string">
            <text:p text:style-name="Table_20_Contents">Adequate presentation</text:p>
          </table:table-cell>
          <table:table-cell table:style-name="TableRowCell" office:value-type="string">
            <text:p text:style-name="Table_20_Contents">Poor presentation</text:p>
          </table:table-cell>
        </table:table-row>
        <table:table-row>
          <table:table-cell table:style-name="TableRowCell" office:value-type="string">
            <text:p text:style-name="Table_20_Contents">Scientific Writing</text:p>
          </table:table-cell>
          <table:table-cell table:style-name="TableRowCell" office:value-type="string">
            <text:p text:style-name="Table_20_Contents">Excellent writing, well-referenced</text:p>
          </table:table-cell>
          <table:table-cell table:style-name="TableRowCell" office:value-type="string">
            <text:p text:style-name="Table_20_Contents">Good writing</text:p>
          </table:table-cell>
          <table:table-cell table:style-name="TableRowCell" office:value-type="string">
            <text:p text:style-name="Table_20_Contents">Adequate writing</text:p>
          </table:table-cell>
          <table:table-cell table:style-name="TableRowCell" office:value-type="string">
            <text:p text:style-name="Table_20_Contents">Poor writing</text:p>
          </table:table-cell>
        </table:table-row>
      </table:table>
      <text:h text:style-name="Heading_20_1" text:outline-level="1"><text:bookmark-start text:name="referencing"/>8. REFERENCING STYLE<text:bookmark-end text:name="referencing"/></text:h>
      <text:p text:style-name="First_20_paragraph">All written work must adhere to the <text:span text:style-name="Source_Text">{e.g., APA 7th edition}</text:span> referencing style.</text:p>
      <text:p text:style-name="Text_20_body"><text:span text:style-name="T1">Key Principles:</text:span></text:p>
      <text:list text:style-name="L11">
        <text:list-item>
          <text:p text:style-name="P15">Acknowledge all sources used in your work</text:p>
        </text:list-item>
        <text:list-item>
          <text:p text:style-name="P15">Use in-text citations for quotes, paraphrases, and ideas</text:p>
        </text:list-item>
        <text:list-item>
          <text:p text:style-name="P15">Include a reference list at the end of assignments</text:p>
        </text:list-item>
        <text:list-item>
          <text:p text:style-name="P15">Use appropriate citation management tools (e.g., Zotero, Mendeley)</text:p>
        </text:list-item>
      </text:list>
      <text:h text:style-name="Heading_20_1" text:outline-level="1"><text:bookmark-start text:name="turnitin"/>9. INFORMATION ABOUT TURNITIN<text:bookmark-end text:name="turnitin"/></text:h>
      <text:p text:style-name="First_20_paragraph">All written assessments must be submitted via Turnitin. Similarity reports will be used as part of academic integrity checks.</text:p>
      <text:p text:style-name="Text_20_body"><text:span text:style-name="T1">Turnitin Guidelines:</text:span></text:p>
      <text:list text:style-name="L12">
        <text:list-item>
          <text:p text:style-name="P16">Submit your assignment before the due date</text:p>
        </text:list-item>
        <text:list-item>
          <text:p text:style-name="P16">Review your similarity report and make necessary revisions</text:p>
        </text:list-item>
        <text:list-item>
          <text:p text:style-name="P16">Similarity scores should be below <text:span text:style-name="Source_Text">{%}</text:span> (excluding bibliography and quotes)</text:p>
        </text:list-item>
      </text:list>
      <text:p text:style-name="CustomBlockTip"><text:span text:style-name="T1">Tip:</text:span></text:p>
      <text:p text:style-name="CustomBlockTip"><text:span text:style-name="T1">Tip:</text:span> Submit your draft early to review the Turnitin report and make improvements before the final deadline.</text:p>
      <text:h text:style-name="Heading_20_1" text:outline-level="1"><text:bookmark-start text:name="support"/>10. SUPPORT SERVICES &amp; RESOURCES<text:bookmark-end text:name="support"/></text:h>
      <text:h text:style-name="Heading_20_2" text:outline-level="2"><text:bookmark-start text:name="the-library"/>1.19 The Library<text:bookmark-end text:name="the-library"/></text:h>
      <text:p text:style-name="First_20_paragraph">The library offers extensive resources to support your learning.</text:p>
      <text:p text:style-name="Text_20_body"><text:span text:style-name="T1">Contact Details:</text:span></text:p>
      <text:list text:style-name="L13">
        <text:list-item>
          <text:p text:style-name="P17"><text:span text:style-name="T1">Website:</text:span> https://library.mandela.ac.za</text:p>
        </text:list-item>
        <text:list-item>
          <text:p text:style-name="P17"><text:span text:style-name="T1">Faculty Librarian:</text:span> <text:span text:style-name="Source_Text">{Name}</text:span></text:p>
        </text:list-item>
        <text:list-item>
          <text:p text:style-name="P17"><text:span text:style-name="T1">Email:</text:span> <text:span text:style-name="Source_Text">{Email}</text:span></text:p>
        </text:list-item>
        <text:list-item>
          <text:p text:style-name="P17"><text:span text:style-name="T1">Office Number:</text:span> <text:span text:style-name="Source_Text">{Location}</text:span></text:p>
        </text:list-item>
      </text:list>
      <text:h text:style-name="Heading_20_2" text:outline-level="2"><text:bookmark-start text:name="emthonjeni---fountain-of-student-wellness"/>1.20 Emthonjeni - Fountain of Student Wellness<text:bookmark-end text:name="emthonjeni---fountain-of-student-wellness"/></text:h>
      <text:p text:style-name="First_20_paragraph">Emthonjeni Student Wellness consists of a team of professionally trained psychologists who are registered with the Health Professions Council of South Africa (HPCSA).</text:p>
      <text:p text:style-name="Text_20_body"><text:span text:style-name="T1">Services offered:</text:span></text:p>
      <text:list text:style-name="L14">
        <text:list-item>
          <text:p text:style-name="P18">Personal counseling</text:p>
        </text:list-item>
        <text:list-item>
          <text:p text:style-name="P18">Academic support</text:p>
        </text:list-item>
        <text:list-item>
          <text:p text:style-name="P18">Career guidance</text:p>
        </text:list-item>
        <text:list-item>
          <text:p text:style-name="P18">Mental health support</text:p>
        </text:list-item>
      </text:list>
      <text:p text:style-name="First_20_paragraph"><text:span text:style-name="T1">General Contact Details:</text:span></text:p>
      <text:list text:style-name="L15">
        <text:list-item>
          <text:p text:style-name="P19"><text:span text:style-name="T1">Office Hours:</text:span> Monday - Friday 08:00 - 16:30</text:p>
        </text:list-item>
        <text:list-item>
          <text:p text:style-name="P19"><text:span text:style-name="T1">Email:</text:span> emthonjeni@mandela.ac.za</text:p>
        </text:list-item>
        <text:list-item>
          <text:p text:style-name="P19"><text:span text:style-name="T1">Website:</text:span> https://emthonjeni.mandela.ac.za/</text:p>
        </text:list-item>
      </text:list>
      <text:p text:style-name="First_20_paragraph"><text:span text:style-name="T1">Campus-Specific Contact:</text:span></text:p>
      <text:p text:style-name="TableCaption">Campus Contact Information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HeaderRowCell" office:value-type="string">
              <text:p text:style-name="Table_20_Heading">Campus</text:p>
            </table:table-cell>
            <table:table-cell table:style-name="TableHeaderRowCell" office:value-type="string">
              <text:p text:style-name="Table_20_Heading">Telephone</text:p>
            </table:table-cell>
            <table:table-cell table:style-name="TableHeaderRowCell" office:value-type="string">
              <text:p text:style-name="Table_20_Heading">Email</text:p>
            </table:table-cell>
          </table:table-row>
        </table:table-header-rows>
        <table:table-row>
          <table:table-cell table:style-name="TableRowCell" office:value-type="string">
            <text:p text:style-name="Table_20_Contents">South</text:p>
          </table:table-cell>
          <table:table-cell table:style-name="TableRowCell" office:value-type="string">
            <text:p text:style-name="Table_20_Contents">041 504 2511</text:p>
          </table:table-cell>
          <table:table-cell table:style-name="TableRowCell" office:value-type="string">
            <text:p text:style-name="Table_20_Contents">counselling.south@mandela.ac.za</text:p>
          </table:table-cell>
        </table:table-row>
        <table:table-row>
          <table:table-cell table:style-name="TableRowCell" office:value-type="string">
            <text:p text:style-name="Table_20_Contents">North</text:p>
          </table:table-cell>
          <table:table-cell table:style-name="TableRowCell" office:value-type="string">
            <text:p text:style-name="Table_20_Contents">041 504 3222</text:p>
          </table:table-cell>
          <table:table-cell table:style-name="TableRowCell" office:value-type="string">
            <text:p text:style-name="Table_20_Contents">counselling.north@mandela.ac.za</text:p>
          </table:table-cell>
        </table:table-row>
        <table:table-row>
          <table:table-cell table:style-name="TableRowCell" office:value-type="string">
            <text:p text:style-name="Table_20_Contents">Missionvale</text:p>
          </table:table-cell>
          <table:table-cell table:style-name="TableRowCell" office:value-type="string">
            <text:p text:style-name="Table_20_Contents">041 504 1106</text:p>
          </table:table-cell>
          <table:table-cell table:style-name="TableRowCell" office:value-type="string">
            <text:p text:style-name="Table_20_Contents">counselling.missionvale@mandela.ac.za</text:p>
          </table:table-cell>
        </table:table-row>
        <table:table-row>
          <table:table-cell table:style-name="TableRowCell" office:value-type="string">
            <text:p text:style-name="Table_20_Contents">Second Avenue</text:p>
          </table:table-cell>
          <table:table-cell table:style-name="TableRowCell" office:value-type="string">
            <text:p text:style-name="Table_20_Contents">041 504 3854</text:p>
          </table:table-cell>
          <table:table-cell table:style-name="TableRowCell" office:value-type="string">
            <text:p text:style-name="Table_20_Contents">counselling.2ndave@mandela.ac.za</text:p>
          </table:table-cell>
        </table:table-row>
      </table:table>
      <text:h text:style-name="Heading_20_1" text:outline-level="1"><text:bookmark-start text:name="glossary"/>11. GLOSSARY OF INSTRUCTION WORDS<text:bookmark-end text:name="glossary"/></text:h>
      <text:p text:style-name="TableCaption">Glossary of Instruction Words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Word</text:p>
            </table:table-cell>
            <table:table-cell table:style-name="TableHeaderRowCell" office:value-type="string">
              <text:p text:style-name="Table_20_Heading">Meaning</text:p>
            </table:table-cell>
          </table:table-row>
        </table:table-header-rows>
        <table:table-row>
          <table:table-cell table:style-name="TableRowCell" office:value-type="string">
            <text:p text:style-name="Table_20_Contents">Analyse</text:p>
          </table:table-cell>
          <table:table-cell table:style-name="TableRowCell" office:value-type="string">
            <text:p text:style-name="Table_20_Contents">Break down into components and examine</text:p>
          </table:table-cell>
        </table:table-row>
        <table:table-row>
          <table:table-cell table:style-name="TableRowCell" office:value-type="string">
            <text:p text:style-name="Table_20_Contents">Compare</text:p>
          </table:table-cell>
          <table:table-cell table:style-name="TableRowCell" office:value-type="string">
            <text:p text:style-name="Table_20_Contents">Show similarities and differences</text:p>
          </table:table-cell>
        </table:table-row>
        <table:table-row>
          <table:table-cell table:style-name="TableRowCell" office:value-type="string">
            <text:p text:style-name="Table_20_Contents">Critically evaluate</text:p>
          </table:table-cell>
          <table:table-cell table:style-name="TableRowCell" office:value-type="string">
            <text:p text:style-name="Table_20_Contents">Assess the value/validity with reasons</text:p>
          </table:table-cell>
        </table:table-row>
        <table:table-row>
          <table:table-cell table:style-name="TableRowCell" office:value-type="string">
            <text:p text:style-name="Table_20_Contents">Define</text:p>
          </table:table-cell>
          <table:table-cell table:style-name="TableRowCell" office:value-type="string">
            <text:p text:style-name="Table_20_Contents">Give the exact meaning</text:p>
          </table:table-cell>
        </table:table-row>
        <table:table-row>
          <table:table-cell table:style-name="TableRowCell" office:value-type="string">
            <text:p text:style-name="Table_20_Contents">Describe</text:p>
          </table:table-cell>
          <table:table-cell table:style-name="TableRowCell" office:value-type="string">
            <text:p text:style-name="Table_20_Contents">Give detailed features</text:p>
          </table:table-cell>
        </table:table-row>
        <table:table-row>
          <table:table-cell table:style-name="TableRowCell" office:value-type="string">
            <text:p text:style-name="Table_20_Contents">Discuss</text:p>
          </table:table-cell>
          <table:table-cell table:style-name="TableRowCell" office:value-type="string">
            <text:p text:style-name="Table_20_Contents">Examine by argument, debate, or reason</text:p>
          </table:table-cell>
        </table:table-row>
        <table:table-row>
          <table:table-cell table:style-name="TableRowCell" office:value-type="string">
            <text:p text:style-name="Table_20_Contents">Evaluate</text:p>
          </table:table-cell>
          <table:table-cell table:style-name="TableRowCell" office:value-type="string">
            <text:p text:style-name="Table_20_Contents">Assess the value or importance</text:p>
          </table:table-cell>
        </table:table-row>
        <table:table-row>
          <table:table-cell table:style-name="TableRowCell" office:value-type="string">
            <text:p text:style-name="Table_20_Contents">Explain</text:p>
          </table:table-cell>
          <table:table-cell table:style-name="TableRowCell" office:value-type="string">
            <text:p text:style-name="Table_20_Contents">Make clear, interpret, and spell out</text:p>
          </table:table-cell>
        </table:table-row>
        <table:table-row>
          <table:table-cell table:style-name="TableRowCell" office:value-type="string">
            <text:p text:style-name="Table_20_Contents">Illustrate</text:p>
          </table:table-cell>
          <table:table-cell table:style-name="TableRowCell" office:value-type="string">
            <text:p text:style-name="Table_20_Contents">Use examples/diagrams to explain</text:p>
          </table:table-cell>
        </table:table-row>
        <table:table-row>
          <table:table-cell table:style-name="TableRowCell" office:value-type="string">
            <text:p text:style-name="Table_20_Contents">Justify</text:p>
          </table:table-cell>
          <table:table-cell table:style-name="TableRowCell" office:value-type="string">
            <text:p text:style-name="Table_20_Contents">Give valid reasons or evidence</text:p>
          </table:table-cell>
        </table:table-row>
      </table:table>
      <text:p text:style-name="CustomBlockReflection"><text:span text:style-name="T1">Reflection:</text:span></text:p>
      <text:p text:style-name="CustomBlockReflection"><text:span text:style-name="T1">Reflection:</text:span> Understanding these instruction words will help you respond appropriately to assessment questions and tasks.</text:p>
      <text:p text:style-name="Horizontal_20_Line"/>
      <text:p text:style-name="First_20_paragraph"><text:span text:style-name="Source_Text">{Module Code}</text:span><text:span text:style-name="T1"> - </text:span><text:span text:style-name="Source_Text">{Academic Year}</text:span></text:p>
      <text:p text:style-name="Text_20_body"><text:span text:style-name="T1">Nelson Mandela University</text:span></text:p>
      <text:p text:style-name="Text_20_body"><text:span text:style-name="T2">Faculty of Science</text:span></text:p>
      <text:p text:style-name="Text_20_body">www.mandela.ac.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>
      <style:text-properties fo:font-family="Arial" style:font-name="Arial" fo:font-size="11pt" fo:color="#000000"/>
    </style:style>
    <style:style style:name="Text_20_body" style:display-name="Text body" style:family="paragraph">
      <style:text-properties fo:font-family="Arial" style:font-name="Arial" fo:font-size="11pt" fo:color="#000000"/>
    </style:style>
    <style:style style:name="Normal" style:family="paragraph">
      <style:text-properties fo:font-family="Arial" style:font-name="Arial" fo:font-size="11pt" fo:color="#000000"/>
    </style:style>
    <style:style style:name="Heading_20_1" style:display-name="Heading 1" style:family="paragraph" style:parent-style-name="Heading" style:next-style-name="Text_20_body" style:default-outline-level="1">
      <style:text-properties fo:font-family="Arial" style:font-name="Arial" fo:font-size="15pt" fo:font-weight="bold" fo:color="#FFFFFF"/>
      <style:paragraph-properties fo:background-color="#006B34" fo:margin-top="0.25cm" fo:margin-bottom="0.05cm"/>
    </style:style>
    <style:style style:name="Heading_20_2" style:display-name="Heading 2" style:family="paragraph" style:parent-style-name="Heading" style:next-style-name="Text_20_body" style:default-outline-level="2">
      <style:text-properties fo:font-family="Arial" style:font-name="Arial" fo:font-size="15pt" fo:font-weight="bold" fo:color="#18324B"/>
      <style:paragraph-properties fo:margin-top="0.15cm" fo:margin-bottom="0.05cm"/>
    </style:style>
    <style:style style:name="Heading_20_3" style:display-name="Heading 3" style:family="paragraph" style:parent-style-name="Heading" style:next-style-name="Text_20_body" style:default-outline-level="3">
      <style:text-properties fo:font-family="Arial" style:font-name="Arial" fo:font-size="12pt" fo:font-weight="bold" fo:color="#18324B"/>
      <style:paragraph-properties fo:margin-top="0.15cm" fo:margin-bottom="0.05cm"/>
    </style:style>
    <style:style style:name="Heading_20_4" style:display-name="Heading 4" style:family="paragraph" style:parent-style-name="Heading" style:next-style-name="Text_20_body" style:default-outline-level="4">
      <style:text-properties fo:font-family="Arial" style:font-name="Arial" fo:font-size="12pt" fo:font-weight="bold" fo:color="#6C284F"/>
      <style:paragraph-properties fo:margin-top="0.08cm" fo:margin-bottom="0.03cm"/>
    </style:style>
    <style:style style:name="Heading_20_5" style:display-name="Heading 5" style:family="paragraph" style:parent-style-name="Heading" style:next-style-name="Text_20_body" style:default-outline-level="5">
      <style:text-properties fo:font-family="Arial" style:font-name="Arial" fo:font-size="11pt" fo:font-weight="bold" fo:color="#18324B"/>
      <style:paragraph-properties fo:margin-top="0.08cm" fo:margin-bottom="0.03cm"/>
    </style:style>
    <style:style style:name="Heading_20_6" style:display-name="Heading 6" style:family="paragraph" style:parent-style-name="Heading" style:next-style-name="Text_20_body" style:default-outline-level="6">
      <style:text-properties fo:font-family="Arial" style:font-name="Arial" fo:font-size="11pt" fo:font-style="italic" fo:color="#595959"/>
      <style:paragraph-properties fo:margin-top="0.03cm"/>
    </style:style>
    <style:style style:name="Quotations" style:family="paragraph">
      <style:text-properties fo:font-family="Arial" style:font-name="Arial" fo:font-size="11pt" fo:font-style="italic" fo:color="#006B34"/>
      <style:paragraph-properties fo:text-align="center" fo:margin-top="0.15cm"/>
    </style:style>
    <style:style style:name="CustomBlockLearningOutcome" style:family="paragraph">
      <style:text-properties fo:font-family="Arial" style:font-name="Arial" fo:font-size="11pt" fo:font-weight="bold" fo:color="#4A90E2"/>
      <style:paragraph-properties fo:background-color="#F5F5F5" fo:margin-top="0.15cm" fo:margin-bottom="0.05cm"/>
    </style:style>
    <style:style style:name="CustomBlockAlert" style:family="paragraph">
      <style:text-properties fo:font-family="Arial" style:font-name="Arial" fo:font-size="11pt" fo:font-weight="bold" fo:color="#D32F2F"/>
      <style:paragraph-properties fo:background-color="#F5F5F5" fo:margin-top="0.15cm" fo:margin-bottom="0.05cm"/>
    </style:style>
    <style:style style:name="CustomBlockNote" style:family="paragraph">
      <style:text-properties fo:font-family="Arial" style:font-name="Arial" fo:font-size="11pt" fo:font-weight="bold" fo:color="#1976D2"/>
      <style:paragraph-properties fo:background-color="#F5F5F5" fo:margin-top="0.15cm" fo:margin-bottom="0.05cm"/>
    </style:style>
    <style:style style:name="CustomBlockTip" style:family="paragraph">
      <style:text-properties fo:font-family="Arial" style:font-name="Arial" fo:font-size="11pt" fo:font-weight="bold" fo:color="#388E3C"/>
      <style:paragraph-properties fo:background-color="#F5F5F5" fo:margin-top="0.15cm" fo:margin-bottom="0.05cm"/>
    </style:style>
    <style:style style:name="CustomBlockWarning" style:family="paragraph">
      <style:text-properties fo:font-family="Arial" style:font-name="Arial" fo:font-size="11pt" fo:font-weight="bold" fo:color="#F57C00"/>
      <style:paragraph-properties fo:background-color="#F5F5F5" fo:margin-top="0.15cm" fo:margin-bottom="0.05cm"/>
    </style:style>
    <style:style style:name="CustomBlockImportant" style:family="paragraph">
      <style:text-properties fo:font-family="Arial" style:font-name="Arial" fo:font-size="11pt" fo:font-weight="bold" fo:color="#7B1FA2"/>
      <style:paragraph-properties fo:background-color="#F5F5F5" fo:margin-top="0.15cm" fo:margin-bottom="0.05cm"/>
    </style:style>
    <style:style style:name="CustomBlockKeyPoint" style:family="paragraph">
      <style:text-properties fo:font-family="Arial" style:font-name="Arial" fo:font-size="11pt" fo:font-weight="bold" fo:color="#0097A7"/>
      <style:paragraph-properties fo:background-color="#F5F5F5" fo:margin-top="0.15cm" fo:margin-bottom="0.05cm"/>
    </style:style>
    <style:style style:name="CustomBlockActivity" style:family="paragraph">
      <style:text-properties fo:font-family="Arial" style:font-name="Arial" fo:font-size="11pt" fo:font-weight="bold" fo:color="#F9A825"/>
      <style:paragraph-properties fo:background-color="#F5F5F5" fo:margin-top="0.15cm" fo:margin-bottom="0.05cm"/>
    </style:style>
    <style:style style:name="CustomBlockReflection" style:family="paragraph">
      <style:text-properties fo:font-family="Arial" style:font-name="Arial" fo:font-size="11pt" fo:font-weight="bold" fo:color="#5E35B1"/>
      <style:paragraph-properties fo:background-color="#F5F5F5" fo:margin-top="0.15cm" fo:margin-bottom="0.05cm"/>
    </style:style>
  </office:styles>
  <office:automatic-styles>
    <style:page-layout style:name="Mpm1">
      <style:page-layout-properties fo:page-width="21cm" fo:page-height="29.7cm" fo:margin-top="2cm" fo:margin-bottom="2cm" fo:margin-left="2cm" fo:margin-right="2cm"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odule Name</dc:title>
    <dc:description/>
    <dc:subject/>
    <meta:keyword/>
    <meta:initial-creator>Module Coordinator Name</meta:initial-creator>
    <dc:creator>Module Coordinator Name</dc:creator>
    <meta:creation-date>2026-02-03T07:27:08Z</meta:creation-date>
    <dc:date>2026-02-03T07:27:08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date" meta:value-type="string">2026-02-01</meta:user-defined>
    <meta:user-defined meta:name="department" meta:value-type="string">Department Name</meta:user-defined>
    <meta:user-defined meta:name="execute" meta:value-type="string"/>
    <meta:user-defined meta:name="faculty" meta:value-type="string">Faculty of Scienc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institution" meta:value-type="string">Nelson Mandela University</meta:user-defined>
    <meta:user-defined meta:name="labels" meta:value-type="string"/>
    <meta:user-defined meta:name="module_code" meta:value-type="string">MODULE CODE</meta:user-defined>
    <meta:user-defined meta:name="toc-title" meta:value-type="string">Table of contents</meta:user-defined>
  </office:meta>
</office:document-meta>
</file>